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20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Gestionar días libres/vacaciones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gestionar la base de datos de la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director debe de haber seleccionado Gestionar plantill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7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elija gestionar días libres/vacaciones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por el empleado al que quiere modificar los días libres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director introduce el nombre o el número de empleado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le pregunta los días que el empleado no estará trabajando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3" text:outline-level="1">El director introduce los días que crea necesarios.</text:h>
          </table:table-cell>
          <table:table-cell table:style-name="Table2.B1" table:number-columns-spanned="3" office:value-type="string">
            <text:h text:style-name="P3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6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guarda los datos.</text:h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director puede elegir entre gestionar días libres/vacaciones de otro empleado, gestionar bajas/altas laborales o consultar datos de emplead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8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1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2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2" meta:paragraph-count="46" meta:word-count="169" meta:character-count="1079" meta:non-whitespace-character-count="954"/>
    <meta:generator>LibreOfficeDev/6.0.5.2$Linux_X86_64 LibreOffice_project/</meta:generator>
  </office:meta>
</office:document-meta>
</file>